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2.829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1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1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1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7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329cm" svg:height="0.91cm" svg:x="3.171cm" svg:y="4.7cm">
          <text:p text:style-name="P1"><text:span text:style-name="T1">picot:552 <text:s/></text:span></text:p>
          <text:p text:style-name="P1"><text:span text:style-name="T1">(BS: Huwelij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Haarlem, 11 november 1885, aktenummer 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hollandsarchief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www.openarch.nl/nha:5ec8bcce-acd6-4107-8011-0cc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</text:span><text:span text:style-name="T1">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proxy.archieven.nl/download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proxy.archieven.nl/thumb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-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2">Scan</text:span></text:p>
          <text:p text:style-name="P7"><text:span text:style-name="T4">sdo:</text:span></text:p>
          <text:p text:style-name="P7"><text:span text:style-name="T4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5">sdo:</text:span></text:p>
          <text:p text:style-name="P9"><text:span text:style-name="T5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5">sdo:</text:span></text:p>
          <text:p text:style-name="P9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5">sdo:</text:span></text:p>
          <text:p text:style-name="P9"><text:span text:style-name="T5">additional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5">sdo:</text:span></text:p>
          <text:p text:style-name="P9"><text:span text:style-name="T5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5">sdo:</text:span></text:p>
          <text:p text:style-name="P9"><text:span text:style-name="T5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5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5">sdo:</text:span></text:p>
          <text:p text:style-name="P9"><text:span text:style-name="T5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7:14:14.149540209</meta:creation-date>
    <dc:date>2024-05-16T08:19:35.891820843</dc:date>
    <meta:editing-duration>PT3H30M14S</meta:editing-duration>
    <meta:editing-cycles>12</meta:editing-cycles>
    <meta:generator>LibreOffice/7.6.6.3$Linux_X86_64 LibreOffice_project/60$Build-3</meta:generator>
    <meta:document-statistic meta:object-count="28"/>
  </office:meta>
</office:document-meta>
</file>